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="thin solid #000000" style:vertical-align="automatic" fo:background-color="#C5D9F1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Normal_32_4" style:data-style-name="N0">
      <style:table-cell-properties fo:border-top="none" fo:border-bottom="none" fo:border-left="thin solid #000000" fo:border-right="thin solid #000000" style:vertical-align="automatic" fo:background-color="#C5D9F1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Normal_32_4" style:data-style-name="N0">
      <style:table-cell-properties fo:border-top="none" fo:border-bottom="none" fo:border-left="thin solid #000000" fo:border-right="thin solid #000000" style:vertical-align="automatic" fo:background-color="#C5D9F1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Normal_32_4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Normal_32_4" style:data-style-name="N1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Normal_32_4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Normal_32_4" style:data-style-name="N0">
      <style:table-cell-properties style:vertical-align="automatic" fo:background-color="transparent" style:cell-protect="protected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32_4" style:data-style-name="N0">
      <style:table-cell-properties fo:border-top="none" fo:border-bottom="none" fo:border-left="thin solid #000000" fo:border-right="thin solid #000000" style:vertical-align="automatic" fo:background-color="#C5D9F1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4" style:data-style-name="N19">
      <style:table-cell-properties fo:border-top="none" fo:border-bottom="none" fo:border-left="thin solid #000000" fo:border-right="thin solid #000000" style:vertical-align="automatic" fo:background-color="#C5D9F1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1">
      <style:table-cell-properties fo:border-top="thin solid #000000" fo:border-bottom="none" fo:border-left="thin solid #000000" fo:border-right="none" fo:background-color="#FFFFCC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CC" style:repeat-content="false"/>
      <style:paragraph-properties fo:text-align="start" fo:margin-left="0cm"/>
    </style:style>
    <style:style style:name="ce1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000000"/>
      <style:text-properties fo:color="#FFFFFF"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16" style:family="table-cell" style:parent-style-name="Default" style:data-style-name="N1">
      <style:table-cell-properties fo:border-top="none" fo:border-bottom="none" fo:border-left="thin solid #000000" fo:border-right="none" fo:background-color="#FFFFCC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epeat-content="false"/>
      <style:paragraph-properties fo:text-align="start" fo:margin-left="0cm"/>
    </style:style>
    <style:style style:name="ce18" style:family="table-cell" style:parent-style-name="Default" style:data-style-name="N2"/>
    <style:style style:name="ce19" style:family="table-cell" style:parent-style-name="Default" style:data-style-name="N1">
      <style:table-cell-properties fo:border-top="none" fo:border-bottom="thin solid #000000" fo:border-left="none" fo:border-right="thin solid #000000" fo:background-color="#FFCC99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FFCC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none" fo:background-color="#FFCC99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1">
      <style:table-cell-properties fo:border-top="none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27" style:family="table-cell" style:parent-style-name="Default" style:data-style-name="N1">
      <style:table-cell-properties fo:border-top="thin solid #000000" fo:border-bottom="thin solid #000000" fo:border-left="none" fo:border-right="thin solid #000000"/>
    </style:style>
    <style:style style:name="ce2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1118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7.35541666666667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5.42395833333333cm"/>
    </style:style>
    <style:style style:name="co10" style:family="table-column">
      <style:table-column-properties fo:break-before="auto" style:column-width="0.582083333333333cm"/>
    </style:style>
    <style:style style:name="co11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dos_OP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4" table:default-cell-style-name="ce1"/>
        <table:table-column table:style-name="co1" table:number-columns-repeated="13" table:default-cell-style-name="ce1"/>
        <table:table-column table:style-name="co5" table:number-columns-repeated="16354" table:default-cell-style-name="ce1"/>
        <table:table-row table:style-name="ro1">
          <table:table-cell office:value-type="string" table:style-name="ce2">
            <text:p>Ord Prod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Un</text:p>
          </table:table-cell>
          <table:table-cell office:value-type="string" table:style-name="ce2">
            <text:p>Início</text:p>
          </table:table-cell>
          <table:table-cell office:value-type="string" table:style-name="ce2">
            <text:p>Término</text:p>
          </table:table-cell>
          <table:table-cell office:value-type="string" table:style-name="ce2">
            <text:p>Qtde Ordem</text:p>
          </table:table-cell>
          <table:table-cell office:value-type="string" table:style-name="ce2">
            <text:p>Estado da Ordem</text:p>
          </table:table-cell>
          <table:table-cell office:value-type="string" table:style-name="ce2">
            <text:p>Oper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Qtde Prod</text:p>
          </table:table-cell>
          <table:table-cell office:value-type="string" table:style-name="ce2">
            <text:p>Tmp Hom</text:p>
          </table:table-cell>
          <table:table-cell office:value-type="string" table:style-name="ce2">
            <text:p>Tmp Máq</text:p>
          </table:table-cell>
          <table:table-cell office:value-type="string" table:style-name="ce2">
            <text:p>T</text:p>
          </table:table-cell>
          <table:table-cell office:value-type="string" table:style-name="ce2">
            <text:p>Mob Dir</text:p>
          </table:table-cell>
          <table:table-cell office:value-type="string" table:style-name="ce2">
            <text:p>Grp Maq</text:p>
          </table:table-cell>
          <table:table-cell office:value-type="string" table:style-name="ce2">
            <text:p>Descrição GM</text:p>
          </table:table-cell>
          <table:table-cell office:value-type="string" table:style-name="ce2">
            <text:p>Centro Custo</text:p>
          </table:table-cell>
          <table:table-cell office:value-type="string" table:style-name="ce2">
            <text:p>Valor GGF</text:p>
          </table:table-cell>
          <table:table-cell office:value-type="string" table:style-name="ce2">
            <text:p>Valor MOD</text:p>
          </table:table-cell>
          <table:table-cell office:value-type="string" table:style-name="ce2">
            <text:p>Prop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Roteiro</text:p>
          </table:table-cell>
          <table:table-cell office:value-type="string" table:style-name="ce2">
            <text:p>Seq</text:p>
          </table:table-cell>
          <table:table-cell office:value-type="string" table:style-name="ce2">
            <text:p>Temp Prep Rep</text:p>
          </table:table-cell>
          <table:table-cell office:value-type="string" table:style-name="ce2">
            <text:p>Tp de Operação</text:p>
          </table:table-cell>
          <table:table-cell office:value-type="string" table:style-name="ce3">
            <text:p>Ano</text:p>
          </table:table-cell>
          <table:table-cell office:value-type="string" table:style-name="ce4">
            <text:p>Mês</text:p>
          </table:table-cell>
          <table:table-cell office:value-type="string" table:style-name="ce3">
            <text:p>Data</text:p>
          </table:table-cell>
          <table:table-cell office:value-type="string" table:style-name="ce1">
            <text:p>hora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17</text:p>
          </table:table-cell>
          <table:table-cell office:value-type="string" table:style-name="ce5">
            <text:p>90181000475</text:p>
          </table:table-cell>
          <table:table-cell office:value-type="string" table:style-name="ce5">
            <text:p>BUCHA DE 1" X 50 C</text:p>
          </table:table-cell>
          <table:table-cell office:value-type="string" table:style-name="ce5">
            <text:p>UN</text:p>
          </table:table-cell>
          <table:table-cell office:value-type="date" office:date-value="2019-03-19T00:00:00" table:style-name="ce6">
            <text:p>19/03/2019</text:p>
          </table:table-cell>
          <table:table-cell office:value-type="date" office:date-value="2019-03-22T00:00:00" table:style-name="ce6">
            <text:p>22/03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RTE-SER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00000000000002E-2" table:style-name="ce5">
            <text:p>0,033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1001</text:p>
          </table:table-cell>
          <table:table-cell office:value-type="string" office:string-value="CORTE - SERRA" table:formula="of:=VLOOKUP(MID([.P2];1;4)*1;[GM.A:.B];2;FALSE)" table:style-name="ce5">
            <text:p>CORTE - SERRA</text:p>
          </table:table-cell>
          <table:table-cell office:value-type="string" table:style-name="ce5">
            <text:p>1020102</text:p>
          </table:table-cell>
          <table:table-cell office:value-type="float" office:value="7.9078463255999996" table:style-name="ce5">
            <text:p>7,90784632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2])" table:style-name="ce7">
            <text:p>2019</text:p>
          </table:table-cell>
          <table:table-cell office:value-type="float" office:value="3" table:formula="of:=MONTH([.F2])" table:style-name="ce8">
            <text:p>3</text:p>
          </table:table-cell>
          <table:table-cell office:value-type="float" office:value="22" table:formula="of:=DAY([.F2])" table:style-name="ce7">
            <text:p>22</text:p>
          </table:table-cell>
          <table:table-cell office:value-type="float" office:value="1.98" table:formula="of:=60*[.M2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117</text:p>
          </table:table-cell>
          <table:table-cell office:value-type="string" table:style-name="ce9">
            <text:p>90181000475</text:p>
          </table:table-cell>
          <table:table-cell office:value-type="string" table:style-name="ce9">
            <text:p>BUCHA DE 1" X 50 C</text:p>
          </table:table-cell>
          <table:table-cell office:value-type="string" table:style-name="ce9">
            <text:p>UN</text:p>
          </table:table-cell>
          <table:table-cell office:value-type="date" office:date-value="2019-03-19T00:00:00" table:style-name="ce10">
            <text:p>19/03/2019</text:p>
          </table:table-cell>
          <table:table-cell office:value-type="date" office:date-value="2019-03-22T00:00:00" table:style-name="ce10">
            <text:p>22/03/2019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TORNEAMENTO-TORNO MEC.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05" table:style-name="ce9">
            <text:p>0,05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010</text:p>
          </table:table-cell>
          <table:table-cell office:value-type="string" office:string-value="TORNO MEC" table:formula="of:=VLOOKUP(MID([.P3];1;4)*1;[GM.A:.B];2;FALSE)" table:style-name="ce5">
            <text:p>TORNO MEC</text:p>
          </table:table-cell>
          <table:table-cell office:value-type="string" table:style-name="ce9">
            <text:p>1020102</text:p>
          </table:table-cell>
          <table:table-cell office:value-type="float" office:value="11.981585341800001" table:style-name="ce9">
            <text:p>11,98158534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3])" table:style-name="ce7">
            <text:p>2019</text:p>
          </table:table-cell>
          <table:table-cell office:value-type="float" office:value="3" table:formula="of:=MONTH([.F3])" table:style-name="ce8">
            <text:p>3</text:p>
          </table:table-cell>
          <table:table-cell office:value-type="float" office:value="22" table:formula="of:=DAY([.F3])" table:style-name="ce7">
            <text:p>22</text:p>
          </table:table-cell>
          <table:table-cell office:value-type="float" office:value="3" table:formula="of:=60*[.M3]" table:style-name="ce1">
            <text:p>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17</text:p>
          </table:table-cell>
          <table:table-cell office:value-type="string" table:style-name="ce5">
            <text:p>90181000475</text:p>
          </table:table-cell>
          <table:table-cell office:value-type="string" table:style-name="ce5">
            <text:p>BUCHA DE 1" X 50 C</text:p>
          </table:table-cell>
          <table:table-cell office:value-type="string" table:style-name="ce5">
            <text:p>UN</text:p>
          </table:table-cell>
          <table:table-cell office:value-type="date" office:date-value="2019-03-19T00:00:00" table:style-name="ce6">
            <text:p>19/03/2019</text:p>
          </table:table-cell>
          <table:table-cell office:value-type="date" office:date-value="2019-03-22T00:00:00" table:style-name="ce6">
            <text:p>22/03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FURACAO/ ESCARIAMENTO-FURADEI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000000000000001E-2" table:style-name="ce5">
            <text:p>0,017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1008</text:p>
          </table:table-cell>
          <table:table-cell office:value-type="string" office:string-value="FURADEIRA" table:formula="of:=VLOOKUP(MID([.P4];1;4)*1;[GM.A:.B];2;FALSE)" table:style-name="ce5">
            <text:p>FURADEIRA</text:p>
          </table:table-cell>
          <table:table-cell office:value-type="string" table:style-name="ce5">
            <text:p>1020102</text:p>
          </table:table-cell>
          <table:table-cell office:value-type="float" office:value="4.0737390162000002" table:style-name="ce5">
            <text:p>4,07373901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4])" table:style-name="ce7">
            <text:p>2019</text:p>
          </table:table-cell>
          <table:table-cell office:value-type="float" office:value="3" table:formula="of:=MONTH([.F4])" table:style-name="ce8">
            <text:p>3</text:p>
          </table:table-cell>
          <table:table-cell office:value-type="float" office:value="22" table:formula="of:=DAY([.F4])" table:style-name="ce7">
            <text:p>22</text:p>
          </table:table-cell>
          <table:table-cell office:value-type="float" office:value="1.02" table:formula="of:=60*[.M4]" table:style-name="ce1">
            <text:p>1,02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117</text:p>
          </table:table-cell>
          <table:table-cell office:value-type="string" table:style-name="ce9">
            <text:p>90181000475</text:p>
          </table:table-cell>
          <table:table-cell office:value-type="string" table:style-name="ce9">
            <text:p>BUCHA DE 1" X 50 C</text:p>
          </table:table-cell>
          <table:table-cell office:value-type="string" table:style-name="ce9">
            <text:p>UN</text:p>
          </table:table-cell>
          <table:table-cell office:value-type="date" office:date-value="2019-03-19T00:00:00" table:style-name="ce10">
            <text:p>19/03/2019</text:p>
          </table:table-cell>
          <table:table-cell office:value-type="date" office:date-value="2019-03-22T00:00:00" table:style-name="ce10">
            <text:p>22/03/2019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ão Iniciada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ROSQUEAMENTO-FURADEI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00000000000004E-2" table:style-name="ce9">
            <text:p>0,067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008</text:p>
          </table:table-cell>
          <table:table-cell office:value-type="string" office:string-value="FURADEIRA" table:formula="of:=VLOOKUP(MID([.P5];1;4)*1;[GM.A:.B];2;FALSE)" table:style-name="ce5">
            <text:p>FURADEIRA</text:p>
          </table:table-cell>
          <table:table-cell office:value-type="string" table:style-name="ce9">
            <text:p>1020102</text:p>
          </table:table-cell>
          <table:table-cell office:value-type="float" office:value="16.055324358099998" table:style-name="ce9">
            <text:p>16,05532436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5])" table:style-name="ce7">
            <text:p>2019</text:p>
          </table:table-cell>
          <table:table-cell office:value-type="float" office:value="3" table:formula="of:=MONTH([.F5])" table:style-name="ce8">
            <text:p>3</text:p>
          </table:table-cell>
          <table:table-cell office:value-type="float" office:value="22" table:formula="of:=DAY([.F5])" table:style-name="ce7">
            <text:p>22</text:p>
          </table:table-cell>
          <table:table-cell office:value-type="float" office:value="4.0200000000000005" table:formula="of:=60*[.M5]" table:style-name="ce1">
            <text:p>4,0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18</text:p>
          </table:table-cell>
          <table:table-cell office:value-type="string" table:style-name="ce5">
            <text:p>90181000476</text:p>
          </table:table-cell>
          <table:table-cell office:value-type="string" table:style-name="ce5">
            <text:p>EIXO DE 1/2" X 873</text:p>
          </table:table-cell>
          <table:table-cell office:value-type="string" table:style-name="ce5">
            <text:p>UN</text:p>
          </table:table-cell>
          <table:table-cell office:value-type="date" office:date-value="2019-03-19T00:00:00" table:style-name="ce6">
            <text:p>19/03/2019</text:p>
          </table:table-cell>
          <table:table-cell office:value-type="date" office:date-value="2019-03-22T00:00:00" table:style-name="ce6">
            <text:p>22/03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RTE-SER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00000000000002E-2" table:style-name="ce5">
            <text:p>0,033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1001</text:p>
          </table:table-cell>
          <table:table-cell office:value-type="string" office:string-value="CORTE - SERRA" table:formula="of:=VLOOKUP(MID([.P6];1;4)*1;[GM.A:.B];2;FALSE)" table:style-name="ce5">
            <text:p>CORTE - SERRA</text:p>
          </table:table-cell>
          <table:table-cell office:value-type="string" table:style-name="ce5">
            <text:p>1020102</text:p>
          </table:table-cell>
          <table:table-cell office:value-type="float" office:value="7.9078463255999996" table:style-name="ce5">
            <text:p>7,90784632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6])" table:style-name="ce7">
            <text:p>2019</text:p>
          </table:table-cell>
          <table:table-cell office:value-type="float" office:value="3" table:formula="of:=MONTH([.F6])" table:style-name="ce8">
            <text:p>3</text:p>
          </table:table-cell>
          <table:table-cell office:value-type="float" office:value="22" table:formula="of:=DAY([.F6])" table:style-name="ce7">
            <text:p>22</text:p>
          </table:table-cell>
          <table:table-cell office:value-type="float" office:value="1.98" table:formula="of:=60*[.M6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118</text:p>
          </table:table-cell>
          <table:table-cell office:value-type="string" table:style-name="ce9">
            <text:p>90181000476</text:p>
          </table:table-cell>
          <table:table-cell office:value-type="string" table:style-name="ce9">
            <text:p>EIXO DE 1/2" X 873</text:p>
          </table:table-cell>
          <table:table-cell office:value-type="string" table:style-name="ce9">
            <text:p>UN</text:p>
          </table:table-cell>
          <table:table-cell office:value-type="date" office:date-value="2019-03-19T00:00:00" table:style-name="ce10">
            <text:p>19/03/2019</text:p>
          </table:table-cell>
          <table:table-cell office:value-type="date" office:date-value="2019-03-22T00:00:00" table:style-name="ce10">
            <text:p>22/03/2019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ROSQUEAMENTO-ROSQUEADEI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00000000000004E-2" table:style-name="ce9">
            <text:p>0,067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011</text:p>
          </table:table-cell>
          <table:table-cell office:value-type="string" office:string-value="ROSQUEADEIRA" table:formula="of:=VLOOKUP(MID([.P7];1;4)*1;[GM.A:.B];2;FALSE)" table:style-name="ce5">
            <text:p>ROSQUEADEIRA</text:p>
          </table:table-cell>
          <table:table-cell office:value-type="string" table:style-name="ce9">
            <text:p>1020102</text:p>
          </table:table-cell>
          <table:table-cell office:value-type="float" office:value="16.055324358099998" table:style-name="ce9">
            <text:p>16,05532436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7])" table:style-name="ce7">
            <text:p>2019</text:p>
          </table:table-cell>
          <table:table-cell office:value-type="float" office:value="3" table:formula="of:=MONTH([.F7])" table:style-name="ce8">
            <text:p>3</text:p>
          </table:table-cell>
          <table:table-cell office:value-type="float" office:value="22" table:formula="of:=DAY([.F7])" table:style-name="ce7">
            <text:p>22</text:p>
          </table:table-cell>
          <table:table-cell office:value-type="float" office:value="4.0200000000000005" table:formula="of:=60*[.M7]" table:style-name="ce1">
            <text:p>4,0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19</text:p>
          </table:table-cell>
          <table:table-cell office:value-type="string" table:style-name="ce5">
            <text:p>90181000477</text:p>
          </table:table-cell>
          <table:table-cell office:value-type="string" table:style-name="ce5">
            <text:p>EIXO DE 1/2" X 325</text:p>
          </table:table-cell>
          <table:table-cell office:value-type="string" table:style-name="ce5">
            <text:p>UN</text:p>
          </table:table-cell>
          <table:table-cell office:value-type="date" office:date-value="2019-03-19T00:00:00" table:style-name="ce6">
            <text:p>19/03/2019</text:p>
          </table:table-cell>
          <table:table-cell office:value-type="date" office:date-value="2019-03-19T00:00:00" table:style-name="ce6">
            <text:p>19/03/201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RTE-SER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4E-2" table:style-name="ce5">
            <text:p>0,067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1001</text:p>
          </table:table-cell>
          <table:table-cell office:value-type="string" office:string-value="CORTE - SERRA" table:formula="of:=VLOOKUP(MID([.P8];1;4)*1;[GM.A:.B];2;FALSE)" table:style-name="ce5">
            <text:p>CORTE - SERRA</text:p>
          </table:table-cell>
          <table:table-cell office:value-type="string" table:style-name="ce5">
            <text:p>1020102</text:p>
          </table:table-cell>
          <table:table-cell office:value-type="float" office:value="16.055324358099998" table:style-name="ce5">
            <text:p>16,0553243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8])" table:style-name="ce7">
            <text:p>2019</text:p>
          </table:table-cell>
          <table:table-cell office:value-type="float" office:value="3" table:formula="of:=MONTH([.F8])" table:style-name="ce8">
            <text:p>3</text:p>
          </table:table-cell>
          <table:table-cell office:value-type="float" office:value="19" table:formula="of:=DAY([.F8])" table:style-name="ce7">
            <text:p>19</text:p>
          </table:table-cell>
          <table:table-cell office:value-type="float" office:value="4.0200000000000005" table:formula="of:=60*[.M8]" table:style-name="ce1">
            <text:p>4,02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119</text:p>
          </table:table-cell>
          <table:table-cell office:value-type="string" table:style-name="ce9">
            <text:p>90181000477</text:p>
          </table:table-cell>
          <table:table-cell office:value-type="string" table:style-name="ce9">
            <text:p>EIXO DE 1/2" X 325</text:p>
          </table:table-cell>
          <table:table-cell office:value-type="string" table:style-name="ce9">
            <text:p>UN</text:p>
          </table:table-cell>
          <table:table-cell office:value-type="date" office:date-value="2019-03-19T00:00:00" table:style-name="ce10">
            <text:p>19/03/2019</text:p>
          </table:table-cell>
          <table:table-cell office:value-type="date" office:date-value="2019-03-19T00:00:00" table:style-name="ce10">
            <text:p>19/03/2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ROSQUEAMENTO-ROSQUEADEI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00000000000004E-2" table:style-name="ce9">
            <text:p>0,067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011</text:p>
          </table:table-cell>
          <table:table-cell office:value-type="string" office:string-value="ROSQUEADEIRA" table:formula="of:=VLOOKUP(MID([.P9];1;4)*1;[GM.A:.B];2;FALSE)" table:style-name="ce5">
            <text:p>ROSQUEADEIRA</text:p>
          </table:table-cell>
          <table:table-cell office:value-type="string" table:style-name="ce9">
            <text:p>1020102</text:p>
          </table:table-cell>
          <table:table-cell office:value-type="float" office:value="16.055324358099998" table:style-name="ce9">
            <text:p>16,05532436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9])" table:style-name="ce7">
            <text:p>2019</text:p>
          </table:table-cell>
          <table:table-cell office:value-type="float" office:value="3" table:formula="of:=MONTH([.F9])" table:style-name="ce8">
            <text:p>3</text:p>
          </table:table-cell>
          <table:table-cell office:value-type="float" office:value="19" table:formula="of:=DAY([.F9])" table:style-name="ce7">
            <text:p>19</text:p>
          </table:table-cell>
          <table:table-cell office:value-type="float" office:value="4.0200000000000005" table:formula="of:=60*[.M9]" table:style-name="ce1">
            <text:p>4,0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20</text:p>
          </table:table-cell>
          <table:table-cell office:value-type="string" table:style-name="ce5">
            <text:p>90181000478</text:p>
          </table:table-cell>
          <table:table-cell office:value-type="string" table:style-name="ce5">
            <text:p>EIXO DE 1/2" X 400</text:p>
          </table:table-cell>
          <table:table-cell office:value-type="string" table:style-name="ce5">
            <text:p>UN</text:p>
          </table:table-cell>
          <table:table-cell office:value-type="date" office:date-value="2019-03-19T00:00:00" table:style-name="ce6">
            <text:p>19/03/2019</text:p>
          </table:table-cell>
          <table:table-cell office:value-type="date" office:date-value="2019-03-22T00:00:00" table:style-name="ce6">
            <text:p>22/03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RTE-SER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00000000000002E-2" table:style-name="ce5">
            <text:p>0,033</text:p>
          </table:table-cell>
          <table:table-cell office:value-type="string" table:style-name="ce9">
            <text:p>M</text:p>
          </table:table-cell>
          <table:table-cell table:style-name="ce5"/>
          <table:table-cell office:value-type="string" table:style-name="ce5">
            <text:p>1001</text:p>
          </table:table-cell>
          <table:table-cell office:value-type="string" office:string-value="CORTE - SERRA" table:formula="of:=VLOOKUP(MID([.P10];1;4)*1;[GM.A:.B];2;FALSE)" table:style-name="ce5">
            <text:p>CORTE - SERRA</text:p>
          </table:table-cell>
          <table:table-cell office:value-type="string" table:style-name="ce5">
            <text:p>1020102</text:p>
          </table:table-cell>
          <table:table-cell office:value-type="float" office:value="7.9078463255999996" table:style-name="ce5">
            <text:p>7,90784632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10])" table:style-name="ce7">
            <text:p>2019</text:p>
          </table:table-cell>
          <table:table-cell office:value-type="float" office:value="3" table:formula="of:=MONTH([.F10])" table:style-name="ce8">
            <text:p>3</text:p>
          </table:table-cell>
          <table:table-cell office:value-type="float" office:value="22" table:formula="of:=DAY([.F10])" table:style-name="ce7">
            <text:p>22</text:p>
          </table:table-cell>
          <table:table-cell office:value-type="float" office:value="1.98" table:formula="of:=60*[.M10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177</text:p>
          </table:table-cell>
          <table:table-cell office:value-type="string" table:style-name="ce5">
            <text:p>90181000489</text:p>
          </table:table-cell>
          <table:table-cell office:value-type="string" table:style-name="ce5">
            <text:p>ESTR. GAB. MONTAGE</text:p>
          </table:table-cell>
          <table:table-cell office:value-type="string" table:style-name="ce5">
            <text:p>UN</text:p>
          </table:table-cell>
          <table:table-cell office:value-type="date" office:date-value="2019-03-21T00:00:00" table:style-name="ce6">
            <text:p>21/03/2019</text:p>
          </table:table-cell>
          <table:table-cell office:value-type="date" office:date-value="2019-04-02T00:00:00" table:style-name="ce6">
            <text:p>02/04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SEP. MONT. DISP.-GAB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000000000000001E-2" table:style-name="ce5">
            <text:p>0,017</text:p>
          </table:table-cell>
          <table:table-cell office:value-type="string" table:style-name="ce9">
            <text:p>M</text:p>
          </table:table-cell>
          <table:table-cell table:style-name="ce5"/>
          <table:table-cell office:value-type="string" table:style-name="ce5">
            <text:p>2701</text:p>
          </table:table-cell>
          <table:table-cell office:value-type="string" office:string-value="MONT DE DISPOSITIVOS - GAB" table:formula="of:=VLOOKUP(MID([.P11];1;4)*1;[GM.A:.B];2;FALSE)" table:style-name="ce5">
            <text:p>MONT DE DISPOSITIVOS - GAB</text:p>
          </table:table-cell>
          <table:table-cell office:value-type="string" table:style-name="ce5">
            <text:p>1020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11])" table:style-name="ce7">
            <text:p>2019</text:p>
          </table:table-cell>
          <table:table-cell office:value-type="float" office:value="4" table:formula="of:=MONTH([.F11])" table:style-name="ce8">
            <text:p>4</text:p>
          </table:table-cell>
          <table:table-cell office:value-type="float" office:value="2" table:formula="of:=DAY([.F11])" table:style-name="ce7">
            <text:p>2</text:p>
          </table:table-cell>
          <table:table-cell office:value-type="float" office:value="1.02" table:formula="of:=60*[.M11]" table:style-name="ce1">
            <text:p>1,02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177</text:p>
          </table:table-cell>
          <table:table-cell office:value-type="string" table:style-name="ce9">
            <text:p>90181000489</text:p>
          </table:table-cell>
          <table:table-cell office:value-type="string" table:style-name="ce9">
            <text:p>ESTR. GAB. MONTAGE</text:p>
          </table:table-cell>
          <table:table-cell office:value-type="string" table:style-name="ce9">
            <text:p>UN</text:p>
          </table:table-cell>
          <table:table-cell office:value-type="date" office:date-value="2019-03-21T00:00:00" table:style-name="ce10">
            <text:p>21/03/2019</text:p>
          </table:table-cell>
          <table:table-cell office:value-type="date" office:date-value="2019-04-02T00:00:00" table:style-name="ce10">
            <text:p>02/04/2019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MONT. DE DISP.-GAB.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00000000000001E-2" table:style-name="ce9">
            <text:p>0,025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2701</text:p>
          </table:table-cell>
          <table:table-cell office:value-type="string" office:string-value="MONT DE DISPOSITIVOS - GAB" table:formula="of:=VLOOKUP(MID([.P12];1;4)*1;[GM.A:.B];2;FALSE)" table:style-name="ce5">
            <text:p>MONT DE DISPOSITIVOS - GAB</text:p>
          </table:table-cell>
          <table:table-cell office:value-type="string" table:style-name="ce9">
            <text:p>1020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12])" table:style-name="ce7">
            <text:p>2019</text:p>
          </table:table-cell>
          <table:table-cell office:value-type="float" office:value="4" table:formula="of:=MONTH([.F12])" table:style-name="ce8">
            <text:p>4</text:p>
          </table:table-cell>
          <table:table-cell office:value-type="float" office:value="2" table:formula="of:=DAY([.F12])" table:style-name="ce7">
            <text:p>2</text:p>
          </table:table-cell>
          <table:table-cell office:value-type="float" office:value="1.5" table:formula="of:=60*[.M12]" table:style-name="ce1">
            <text:p>1,5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201</text:p>
          </table:table-cell>
          <table:table-cell office:value-type="string" table:style-name="ce9">
            <text:p>90181000492</text:p>
          </table:table-cell>
          <table:table-cell office:value-type="string" table:style-name="ce9">
            <text:p>GAB. BALANCIN DA M</text:p>
          </table:table-cell>
          <table:table-cell office:value-type="string" table:style-name="ce9">
            <text:p>UN</text:p>
          </table:table-cell>
          <table:table-cell office:value-type="date" office:date-value="2019-03-22T00:00:00" table:style-name="ce10">
            <text:p>22/03/2019</text:p>
          </table:table-cell>
          <table:table-cell office:value-type="date" office:date-value="2019-04-05T00:00:00" table:style-name="ce10">
            <text:p>05/04/2019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ão Iniciada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SEP. MONT. DISP.-GAB.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000000000000001E-2" table:style-name="ce9">
            <text:p>0,017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2701</text:p>
          </table:table-cell>
          <table:table-cell office:value-type="string" office:string-value="MONT DE DISPOSITIVOS - GAB" table:formula="of:=VLOOKUP(MID([.P13];1;4)*1;[GM.A:.B];2;FALSE)" table:style-name="ce5">
            <text:p>MONT DE DISPOSITIVOS - GAB</text:p>
          </table:table-cell>
          <table:table-cell office:value-type="string" table:style-name="ce9">
            <text:p>1020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13])" table:style-name="ce7">
            <text:p>2019</text:p>
          </table:table-cell>
          <table:table-cell office:value-type="float" office:value="4" table:formula="of:=MONTH([.F13])" table:style-name="ce8">
            <text:p>4</text:p>
          </table:table-cell>
          <table:table-cell office:value-type="float" office:value="5" table:formula="of:=DAY([.F13])" table:style-name="ce7">
            <text:p>5</text:p>
          </table:table-cell>
          <table:table-cell office:value-type="float" office:value="1.02" table:formula="of:=60*[.M13]" table:style-name="ce1">
            <text:p>1,0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201</text:p>
          </table:table-cell>
          <table:table-cell office:value-type="string" table:style-name="ce5">
            <text:p>90181000492</text:p>
          </table:table-cell>
          <table:table-cell office:value-type="string" table:style-name="ce5">
            <text:p>GAB. BALANCIN DA M</text:p>
          </table:table-cell>
          <table:table-cell office:value-type="string" table:style-name="ce5">
            <text:p>UN</text:p>
          </table:table-cell>
          <table:table-cell office:value-type="date" office:date-value="2019-03-22T00:00:00" table:style-name="ce6">
            <text:p>22/03/2019</text:p>
          </table:table-cell>
          <table:table-cell office:value-type="date" office:date-value="2019-04-05T00:00:00" table:style-name="ce6">
            <text:p>05/04/20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ão Iniciada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ONT. DE DISP.-GAB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00000000000001E-2" table:style-name="ce5">
            <text:p>0,025</text:p>
          </table:table-cell>
          <table:table-cell office:value-type="string" table:style-name="ce9">
            <text:p>M</text:p>
          </table:table-cell>
          <table:table-cell table:style-name="ce5"/>
          <table:table-cell office:value-type="string" table:style-name="ce5">
            <text:p>2701</text:p>
          </table:table-cell>
          <table:table-cell office:value-type="string" office:string-value="MONT DE DISPOSITIVOS - GAB" table:formula="of:=VLOOKUP(MID([.P14];1;4)*1;[GM.A:.B];2;FALSE)" table:style-name="ce5">
            <text:p>MONT DE DISPOSITIVOS - GAB</text:p>
          </table:table-cell>
          <table:table-cell office:value-type="string" table:style-name="ce5">
            <text:p>1020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14])" table:style-name="ce7">
            <text:p>2019</text:p>
          </table:table-cell>
          <table:table-cell office:value-type="float" office:value="4" table:formula="of:=MONTH([.F14])" table:style-name="ce8">
            <text:p>4</text:p>
          </table:table-cell>
          <table:table-cell office:value-type="float" office:value="5" table:formula="of:=DAY([.F14])" table:style-name="ce7">
            <text:p>5</text:p>
          </table:table-cell>
          <table:table-cell office:value-type="float" office:value="1.5" table:formula="of:=60*[.M14]" table:style-name="ce1">
            <text:p>1,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3552</text:p>
          </table:table-cell>
          <table:table-cell office:value-type="string" table:style-name="ce5">
            <text:p>90181000474</text:p>
          </table:table-cell>
          <table:table-cell office:value-type="string" table:style-name="ce5">
            <text:p>GAB. MONTAGEM DA E</text:p>
          </table:table-cell>
          <table:table-cell office:value-type="string" table:style-name="ce5">
            <text:p>UN</text:p>
          </table:table-cell>
          <table:table-cell office:value-type="date" office:date-value="2019-04-05T00:00:00" table:style-name="ce6">
            <text:p>05/04/2019</text:p>
          </table:table-cell>
          <table:table-cell office:value-type="date" office:date-value="2019-04-15T00:00:00" table:style-name="ce6">
            <text:p>15/04/201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ão Iniciada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SEP. MONT. DISP.-GAB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00000000000002E-2" table:style-name="ce5">
            <text:p>0,033</text:p>
          </table:table-cell>
          <table:table-cell office:value-type="string" table:style-name="ce9">
            <text:p>M</text:p>
          </table:table-cell>
          <table:table-cell table:style-name="ce5"/>
          <table:table-cell office:value-type="string" table:style-name="ce5">
            <text:p>2701</text:p>
          </table:table-cell>
          <table:table-cell office:value-type="string" office:string-value="MONT DE DISPOSITIVOS - GAB" table:formula="of:=VLOOKUP(MID([.P15];1;4)*1;[GM.A:.B];2;FALSE)" table:style-name="ce5">
            <text:p>MONT DE DISPOSITIVOS - GAB</text:p>
          </table:table-cell>
          <table:table-cell office:value-type="string" table:style-name="ce5">
            <text:p>1020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15])" table:style-name="ce7">
            <text:p>2019</text:p>
          </table:table-cell>
          <table:table-cell office:value-type="float" office:value="4" table:formula="of:=MONTH([.F15])" table:style-name="ce8">
            <text:p>4</text:p>
          </table:table-cell>
          <table:table-cell office:value-type="float" office:value="15" table:formula="of:=DAY([.F15])" table:style-name="ce7">
            <text:p>15</text:p>
          </table:table-cell>
          <table:table-cell office:value-type="float" office:value="1.98" table:formula="of:=60*[.M15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3552</text:p>
          </table:table-cell>
          <table:table-cell office:value-type="string" table:style-name="ce9">
            <text:p>90181000474</text:p>
          </table:table-cell>
          <table:table-cell office:value-type="string" table:style-name="ce9">
            <text:p>GAB. MONTAGEM DA E</text:p>
          </table:table-cell>
          <table:table-cell office:value-type="string" table:style-name="ce9">
            <text:p>UN</text:p>
          </table:table-cell>
          <table:table-cell office:value-type="date" office:date-value="2019-04-05T00:00:00" table:style-name="ce10">
            <text:p>05/04/2019</text:p>
          </table:table-cell>
          <table:table-cell office:value-type="date" office:date-value="2019-04-15T00:00:00" table:style-name="ce10">
            <text:p>15/04/2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MONT. DE DISP.-GAB.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05" table:style-name="ce9">
            <text:p>0,05</text:p>
          </table:table-cell>
          <table:table-cell office:value-type="string" table:style-name="ce9">
            <text:p>H</text:p>
          </table:table-cell>
          <table:table-cell table:style-name="ce9"/>
          <table:table-cell office:value-type="string" table:style-name="ce9">
            <text:p>2701</text:p>
          </table:table-cell>
          <table:table-cell office:value-type="string" office:string-value="MONT DE DISPOSITIVOS - GAB" table:formula="of:=VLOOKUP(MID([.P16];1;4)*1;[GM.A:.B];2;FALSE)" table:style-name="ce5">
            <text:p>MONT DE DISPOSITIVOS - GAB</text:p>
          </table:table-cell>
          <table:table-cell office:value-type="string" table:style-name="ce9">
            <text:p>1020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16])" table:style-name="ce7">
            <text:p>2019</text:p>
          </table:table-cell>
          <table:table-cell office:value-type="float" office:value="4" table:formula="of:=MONTH([.F16])" table:style-name="ce8">
            <text:p>4</text:p>
          </table:table-cell>
          <table:table-cell office:value-type="float" office:value="15" table:formula="of:=DAY([.F16])" table:style-name="ce7">
            <text:p>15</text:p>
          </table:table-cell>
          <table:table-cell office:value-type="float" office:value="3" table:formula="of:=60*[.M16]" table:style-name="ce1">
            <text:p>3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4217</text:p>
          </table:table-cell>
          <table:table-cell office:value-type="string" table:style-name="ce9">
            <text:p>90181000521</text:p>
          </table:table-cell>
          <table:table-cell office:value-type="string" table:style-name="ce9">
            <text:p>CANT. DE 5" X 3/8"</text:p>
          </table:table-cell>
          <table:table-cell office:value-type="string" table:style-name="ce9">
            <text:p>UN</text:p>
          </table:table-cell>
          <table:table-cell office:value-type="date" office:date-value="2019-05-08T00:00:00" table:style-name="ce10">
            <text:p>08/05/2019</text:p>
          </table:table-cell>
          <table:table-cell office:value-type="date" office:date-value="2019-05-08T00:00:00" table:style-name="ce10">
            <text:p>08/05/2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ão Iniciada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CORTE-GEK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2" table:style-name="ce9">
            <text:p>0,092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004</text:p>
          </table:table-cell>
          <table:table-cell office:value-type="string" office:string-value="CORTE - GEKA" table:formula="of:=VLOOKUP(MID([.P17];1;4)*1;[GM.A:.B];2;FALSE)" table:style-name="ce5">
            <text:p>CORTE - GEKA</text:p>
          </table:table-cell>
          <table:table-cell office:value-type="string" table:style-name="ce9">
            <text:p>1020101</text:p>
          </table:table-cell>
          <table:table-cell office:value-type="float" office:value="40.108439479300003" table:style-name="ce9">
            <text:p>40,10843948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17])" table:style-name="ce7">
            <text:p>2019</text:p>
          </table:table-cell>
          <table:table-cell office:value-type="float" office:value="5" table:formula="of:=MONTH([.F17])" table:style-name="ce8">
            <text:p>5</text:p>
          </table:table-cell>
          <table:table-cell office:value-type="float" office:value="8" table:formula="of:=DAY([.F17])" table:style-name="ce7">
            <text:p>8</text:p>
          </table:table-cell>
          <table:table-cell office:value-type="float" office:value="5.52" table:formula="of:=60*[.M17]" table:style-name="ce1">
            <text:p>5,52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4295</text:p>
          </table:table-cell>
          <table:table-cell office:value-type="string" table:style-name="ce9">
            <text:p>30121002576</text:p>
          </table:table-cell>
          <table:table-cell office:value-type="string" table:style-name="ce9">
            <text:p>BICO DO DIREC. DA</text:p>
          </table:table-cell>
          <table:table-cell office:value-type="string" table:style-name="ce9">
            <text:p>UN</text:p>
          </table:table-cell>
          <table:table-cell office:value-type="date" office:date-value="2019-05-09T00:00:00" table:style-name="ce10">
            <text:p>09/05/2019</text:p>
          </table:table-cell>
          <table:table-cell office:value-type="date" office:date-value="2019-05-13T00:00:00" table:style-name="ce10">
            <text:p>13/05/2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ão Iniciada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MONT. DE ACESSORIOS-MASTE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000000000000002E-2" table:style-name="ce9">
            <text:p>0,033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1304</text:p>
          </table:table-cell>
          <table:table-cell office:value-type="string" office:string-value="MASTER - MONT DE ACESSORIOS" table:formula="of:=VLOOKUP(MID([.P18];1;4)*1;[GM.A:.B];2;FALSE)" table:style-name="ce5">
            <text:p>MASTER - MONT DE ACESSORIOS</text:p>
          </table:table-cell>
          <table:table-cell office:value-type="string" table:style-name="ce9">
            <text:p>1020103</text:p>
          </table:table-cell>
          <table:table-cell office:value-type="float" office:value="5.8955497984000003" table:style-name="ce9">
            <text:p>5,895549798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18])" table:style-name="ce7">
            <text:p>2019</text:p>
          </table:table-cell>
          <table:table-cell office:value-type="float" office:value="5" table:formula="of:=MONTH([.F18])" table:style-name="ce8">
            <text:p>5</text:p>
          </table:table-cell>
          <table:table-cell office:value-type="float" office:value="13" table:formula="of:=DAY([.F18])" table:style-name="ce7">
            <text:p>13</text:p>
          </table:table-cell>
          <table:table-cell office:value-type="float" office:value="1.98" table:formula="of:=60*[.M18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4295</text:p>
          </table:table-cell>
          <table:table-cell office:value-type="string" table:style-name="ce5">
            <text:p>30121002576</text:p>
          </table:table-cell>
          <table:table-cell office:value-type="string" table:style-name="ce5">
            <text:p>BICO DO DIREC. DA</text:p>
          </table:table-cell>
          <table:table-cell office:value-type="string" table:style-name="ce5">
            <text:p>UN</text:p>
          </table:table-cell>
          <table:table-cell office:value-type="date" office:date-value="2019-05-09T00:00:00" table:style-name="ce6">
            <text:p>09/05/2019</text:p>
          </table:table-cell>
          <table:table-cell office:value-type="date" office:date-value="2019-05-13T00:00:00" table:style-name="ce6">
            <text:p>13/05/201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ão Iniciada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SOLDAGEM DE ACESSORIOS-MAST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4E-2" table:style-name="ce5">
            <text:p>0,067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1304</text:p>
          </table:table-cell>
          <table:table-cell office:value-type="string" office:string-value="MASTER - MONT DE ACESSORIOS" table:formula="of:=VLOOKUP(MID([.P19];1;4)*1;[GM.A:.B];2;FALSE)" table:style-name="ce5">
            <text:p>MASTER - MONT DE ACESSORIOS</text:p>
          </table:table-cell>
          <table:table-cell office:value-type="string" table:style-name="ce5">
            <text:p>1020103</text:p>
          </table:table-cell>
          <table:table-cell office:value-type="float" office:value="11.9697526211" table:style-name="ce5">
            <text:p>11,96975262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19])" table:style-name="ce7">
            <text:p>2019</text:p>
          </table:table-cell>
          <table:table-cell office:value-type="float" office:value="5" table:formula="of:=MONTH([.F19])" table:style-name="ce8">
            <text:p>5</text:p>
          </table:table-cell>
          <table:table-cell office:value-type="float" office:value="13" table:formula="of:=DAY([.F19])" table:style-name="ce7">
            <text:p>13</text:p>
          </table:table-cell>
          <table:table-cell office:value-type="float" office:value="4.0200000000000005" table:formula="of:=60*[.M19]" table:style-name="ce1">
            <text:p>4,02</text:p>
          </table:table-cell>
          <table:table-cell table:number-columns-repeated="16354"/>
        </table:table-row>
        <table:table-row table:style-name="ro1">
          <table:table-cell office:value-type="string" table:style-name="ce9">
            <text:p>4295</text:p>
          </table:table-cell>
          <table:table-cell office:value-type="string" table:style-name="ce9">
            <text:p>30121002576</text:p>
          </table:table-cell>
          <table:table-cell office:value-type="string" table:style-name="ce9">
            <text:p>BICO DO DIREC. DA</text:p>
          </table:table-cell>
          <table:table-cell office:value-type="string" table:style-name="ce9">
            <text:p>UN</text:p>
          </table:table-cell>
          <table:table-cell office:value-type="date" office:date-value="2019-05-09T00:00:00" table:style-name="ce10">
            <text:p>09/05/2019</text:p>
          </table:table-cell>
          <table:table-cell office:value-type="date" office:date-value="2019-05-13T00:00:00" table:style-name="ce10">
            <text:p>13/05/2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ão Iniciada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PREP PIN. COLOR.-ACESSORIOS-MASTE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000000000000002E-2" table:style-name="ce9">
            <text:p>0,033</text:p>
          </table:table-cell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2604</text:p>
          </table:table-cell>
          <table:table-cell office:value-type="string" office:string-value="PREPARACAO PINTURA COLORIDA" table:formula="of:=VLOOKUP(MID([.P20];1;4)*1;[GM.A:.B];2;FALSE)" table:style-name="ce5">
            <text:p>PREPARACAO PINTURA COLORIDA</text:p>
          </table:table-cell>
          <table:table-cell office:value-type="string" table:style-name="ce9">
            <text:p>1020104</text:p>
          </table:table-cell>
          <table:table-cell office:value-type="float" office:value="10.202628384500001" table:style-name="ce9">
            <text:p>10,20262838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Não Iniciada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terna</text:p>
          </table:table-cell>
          <table:table-cell office:value-type="float" office:value="2019" table:formula="of:=YEAR([.F20])" table:style-name="ce7">
            <text:p>2019</text:p>
          </table:table-cell>
          <table:table-cell office:value-type="float" office:value="5" table:formula="of:=MONTH([.F20])" table:style-name="ce8">
            <text:p>5</text:p>
          </table:table-cell>
          <table:table-cell office:value-type="float" office:value="13" table:formula="of:=DAY([.F20])" table:style-name="ce7">
            <text:p>13</text:p>
          </table:table-cell>
          <table:table-cell office:value-type="float" office:value="1.98" table:formula="of:=60*[.M20]" table:style-name="ce1">
            <text:p>1,9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4295</text:p>
          </table:table-cell>
          <table:table-cell office:value-type="string" table:style-name="ce5">
            <text:p>30121002576</text:p>
          </table:table-cell>
          <table:table-cell office:value-type="string" table:style-name="ce5">
            <text:p>BICO DO DIREC. DA</text:p>
          </table:table-cell>
          <table:table-cell office:value-type="string" table:style-name="ce5">
            <text:p>UN</text:p>
          </table:table-cell>
          <table:table-cell office:value-type="date" office:date-value="2019-05-09T00:00:00" table:style-name="ce6">
            <text:p>09/05/2019</text:p>
          </table:table-cell>
          <table:table-cell office:value-type="date" office:date-value="2019-05-13T00:00:00" table:style-name="ce6">
            <text:p>13/05/201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ão Iniciada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IN. COLOR.-ACESSORIOS-MAST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4E-2" table:style-name="ce5">
            <text:p>0,067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string" table:style-name="ce5">
            <text:p>2605</text:p>
          </table:table-cell>
          <table:table-cell office:value-type="string" office:string-value="PINTURA COLORIDA" table:formula="of:=VLOOKUP(MID([.P21];1;4)*1;[GM.A:.B];2;FALSE)" table:style-name="ce5">
            <text:p>PINTURA COLORIDA</text:p>
          </table:table-cell>
          <table:table-cell office:value-type="string" table:style-name="ce5">
            <text:p>1020104</text:p>
          </table:table-cell>
          <table:table-cell office:value-type="float" office:value="20.714427326199999" table:style-name="ce5">
            <text:p>20,71442733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ão Iniciada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Interna</text:p>
          </table:table-cell>
          <table:table-cell office:value-type="float" office:value="2019" table:formula="of:=YEAR([.F21])" table:style-name="ce7">
            <text:p>2019</text:p>
          </table:table-cell>
          <table:table-cell office:value-type="float" office:value="5" table:formula="of:=MONTH([.F21])" table:style-name="ce8">
            <text:p>5</text:p>
          </table:table-cell>
          <table:table-cell office:value-type="float" office:value="13" table:formula="of:=DAY([.F21])" table:style-name="ce7">
            <text:p>13</text:p>
          </table:table-cell>
          <table:table-cell office:value-type="float" office:value="4.0200000000000005" table:formula="of:=60*[.M21]" table:style-name="ce1">
            <text:p>4,02</text:p>
          </table:table-cell>
          <table:table-cell table:number-columns-repeated="16354"/>
        </table:table-row>
        <table:table-row table:number-rows-repeated="1048555" table:style-name="ro1">
          <table:table-cell table:number-columns-repeated="16384"/>
        </table:table-row>
      </table:table>
      <table:table table:name="GM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11">
            <text:p>Grupo Máquina:</text:p>
          </table:table-cell>
          <table:table-cell table:style-name="ce12"/>
          <table:table-cell table:style-name="ce13"/>
          <table:table-cell office:value-type="string" table:style-name="ce14">
            <text:p>TURNO A</text:p>
          </table:table-cell>
          <table:table-cell table:style-name="ce14"/>
          <table:table-cell office:value-type="float" office:value="8" table:style-name="ce15">
            <text:p>8</text:p>
          </table:table-cell>
          <table:table-cell office:value-type="string" table:style-name="ce15">
            <text:p>horas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c-final:</text:p>
          </table:table-cell>
          <table:table-cell office:value-type="string" table:style-name="ce17">
            <text:p>ZZZZZZZZZ</text:p>
          </table:table-cell>
          <table:table-cell table:style-name="ce13"/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19">
            <text:p>Grupo Maq</text:p>
          </table:table-cell>
          <table:table-cell office:value-type="string" table:style-name="ce20">
            <text:p>Descrição</text:p>
          </table:table-cell>
          <table:table-cell office:value-type="string" table:style-name="ce21">
            <text:p>Nº processadores</text:p>
          </table:table-cell>
          <table:table-cell office:value-type="string" table:style-name="ce22">
            <text:p>Carga Disponível (h/d)</text:p>
          </table:table-cell>
          <table:table-cell table:number-columns-repeated="16380" table:style-name="ce1"/>
        </table:table-row>
        <table:table-row table:style-name="ro1">
          <table:table-cell office:value-type="float" office:value="1001" table:style-name="ce23">
            <text:p>1001</text:p>
          </table:table-cell>
          <table:table-cell office:value-type="string" table:style-name="ce24">
            <text:p>CORTE - SERRA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Carga Disponível (h/d)</text:p>
          </table:table-cell>
          <table:table-cell table:number-columns-repeated="16380" table:style-name="ce1"/>
        </table:table-row>
        <table:table-row table:style-name="ro1">
          <table:table-cell office:value-type="float" office:value="1002" table:style-name="ce27">
            <text:p>1002</text:p>
          </table:table-cell>
          <table:table-cell office:value-type="string" table:style-name="ce28">
            <text:p>CORTE - PLASMA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/>
          </table:table-cell>
          <table:table-cell table:number-columns-repeated="16380" table:style-name="ce1"/>
        </table:table-row>
        <table:table-row table:style-name="ro1">
          <table:table-cell office:value-type="float" office:value="1003" table:style-name="ce27">
            <text:p>1003</text:p>
          </table:table-cell>
          <table:table-cell office:value-type="string" table:style-name="ce28">
            <text:p>PRENSA</text:p>
          </table:table-cell>
          <table:table-cell office:value-type="float" office:value="9" table:style-name="ce25">
            <text:p>9,0</text:p>
          </table:table-cell>
          <table:table-cell office:value-type="float" office:value="72" table:formula="of:=[GM.$C6]*[.$F$1]" table:style-name="ce26">
            <text:p>72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04" table:style-name="ce27">
            <text:p>1004</text:p>
          </table:table-cell>
          <table:table-cell office:value-type="string" table:style-name="ce28">
            <text:p>CORTE - GEK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7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08" table:style-name="ce27">
            <text:p>1008</text:p>
          </table:table-cell>
          <table:table-cell office:value-type="string" table:style-name="ce28">
            <text:p>FURADEIRA</text:p>
          </table:table-cell>
          <table:table-cell office:value-type="float" office:value="5" table:style-name="ce25">
            <text:p>5,0</text:p>
          </table:table-cell>
          <table:table-cell office:value-type="float" office:value="40" table:formula="of:=[GM.$C8]*[.$F$1]" table:style-name="ce26">
            <text:p>40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09" table:style-name="ce27">
            <text:p>1009</text:p>
          </table:table-cell>
          <table:table-cell office:value-type="string" table:style-name="ce28">
            <text:p>RASGO - CHAVETADEIR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9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0" table:style-name="ce27">
            <text:p>1010</text:p>
          </table:table-cell>
          <table:table-cell office:value-type="string" table:style-name="ce28">
            <text:p>TORNO MEC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10]*[.$F$1]" table:style-name="ce26">
            <text:p>16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1" table:style-name="ce27">
            <text:p>1011</text:p>
          </table:table-cell>
          <table:table-cell office:value-type="string" table:style-name="ce28">
            <text:p>ROSQUEADEIR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1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2" table:style-name="ce27">
            <text:p>1012</text:p>
          </table:table-cell>
          <table:table-cell office:value-type="string" table:style-name="ce28">
            <text:p>FRES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2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3" table:style-name="ce27">
            <text:p>1013</text:p>
          </table:table-cell>
          <table:table-cell office:value-type="string" table:style-name="ce28">
            <text:p>TORNEAMENTO - TORNO CNC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13]*[.$F$1]" table:style-name="ce26">
            <text:p>24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4" table:style-name="ce27">
            <text:p>1014</text:p>
          </table:table-cell>
          <table:table-cell office:value-type="string" table:style-name="ce28">
            <text:p>CENTRO DE USINAGEM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4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5" table:style-name="ce27">
            <text:p>1015</text:p>
          </table:table-cell>
          <table:table-cell office:value-type="string" table:style-name="ce28">
            <text:p>ESMERILHAMENTO - ESMERIL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15]*[.$F$1]" table:style-name="ce26">
            <text:p>16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6" table:style-name="ce27">
            <text:p>1016</text:p>
          </table:table-cell>
          <table:table-cell office:value-type="string" table:style-name="ce28">
            <text:p>CORTE - MACARICO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6]*[.$F$1]" table:style-name="ce26">
            <text:p>8,00</text:p>
          </table:table-cell>
          <table:table-cell table:number-columns-repeated="16380" table:style-name="ce1"/>
        </table:table-row>
        <table:table-row table:style-name="ro1">
          <table:table-cell office:value-type="float" office:value="1017" table:style-name="ce27">
            <text:p>1017</text:p>
          </table:table-cell>
          <table:table-cell office:value-type="string" table:style-name="ce28">
            <text:p>FORNO ELETRICO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7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022" table:style-name="ce27">
            <text:p>1022</text:p>
          </table:table-cell>
          <table:table-cell office:value-type="string" table:style-name="ce28">
            <text:p>CORTE - TESOUR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8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024" table:style-name="ce27">
            <text:p>1024</text:p>
          </table:table-cell>
          <table:table-cell office:value-type="string" table:style-name="ce28">
            <text:p>BORRACHARI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19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101" table:style-name="ce27">
            <text:p>1101</text:p>
          </table:table-cell>
          <table:table-cell office:value-type="string" table:style-name="ce28">
            <text:p>G. C/Q. - MONT DE CHASSI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0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102" table:style-name="ce27">
            <text:p>1102</text:p>
          </table:table-cell>
          <table:table-cell office:value-type="string" table:style-name="ce28">
            <text:p>G. C/Q. - MONT DE QUADRO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1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103" table:style-name="ce27">
            <text:p>1103</text:p>
          </table:table-cell>
          <table:table-cell office:value-type="string" table:style-name="ce28">
            <text:p>G. C/Q. - MONT DE RODEIRO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22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104" table:style-name="ce27">
            <text:p>1104</text:p>
          </table:table-cell>
          <table:table-cell office:value-type="string" table:style-name="ce28">
            <text:p>G. C/Q. - MONT DE CABECALHO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3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201" table:style-name="ce27">
            <text:p>1201</text:p>
          </table:table-cell>
          <table:table-cell office:value-type="string" table:style-name="ce28">
            <text:p>G. S/Q. - MONT DE CHASSI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4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202" table:style-name="ce27">
            <text:p>1202</text:p>
          </table:table-cell>
          <table:table-cell office:value-type="string" table:style-name="ce28">
            <text:p>G. S/Q. - MONT DE CABECALHO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5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301" table:style-name="ce27">
            <text:p>1301</text:p>
          </table:table-cell>
          <table:table-cell office:value-type="string" table:style-name="ce28">
            <text:p>MASTER - MONT DE CHASSI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26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302" table:style-name="ce27">
            <text:p>1302</text:p>
          </table:table-cell>
          <table:table-cell office:value-type="string" table:style-name="ce28">
            <text:p>MASTER - MONT DE CAIX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27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303" table:style-name="ce27">
            <text:p>1303</text:p>
          </table:table-cell>
          <table:table-cell office:value-type="string" table:style-name="ce28">
            <text:p>MASTER - MONT DE ESTRUTURA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28]*[.$F$1]" table:style-name="ce26">
            <text:p>16,00</text:p>
          </table:table-cell>
          <table:table-cell table:number-columns-repeated="16380"/>
        </table:table-row>
        <table:table-row table:style-name="ro1">
          <table:table-cell office:value-type="float" office:value="1304" table:style-name="ce27">
            <text:p>1304</text:p>
          </table:table-cell>
          <table:table-cell office:value-type="string" table:style-name="ce28">
            <text:p>MASTER - MONT DE ACESSORIOS</text:p>
          </table:table-cell>
          <table:table-cell office:value-type="float" office:value="4" table:style-name="ce25">
            <text:p>4,0</text:p>
          </table:table-cell>
          <table:table-cell office:value-type="float" office:value="32" table:formula="of:=[GM.$C29]*[.$F$1]" table:style-name="ce26">
            <text:p>32,00</text:p>
          </table:table-cell>
          <table:table-cell table:number-columns-repeated="16380"/>
        </table:table-row>
        <table:table-row table:style-name="ro1">
          <table:table-cell office:value-type="float" office:value="1305" table:style-name="ce27">
            <text:p>1305</text:p>
          </table:table-cell>
          <table:table-cell office:value-type="string" table:style-name="ce28">
            <text:p>MASTER - MONT DE ESTEIRA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0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306" table:style-name="ce27">
            <text:p>1306</text:p>
          </table:table-cell>
          <table:table-cell office:value-type="string" table:style-name="ce28">
            <text:p>MASTER - MONT MEC DE TRANSMISSAO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1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307" table:style-name="ce27">
            <text:p>1307</text:p>
          </table:table-cell>
          <table:table-cell office:value-type="string" table:style-name="ce28">
            <text:p>MASTER - MONT ELETRONIC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2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308" table:style-name="ce27">
            <text:p>1308</text:p>
          </table:table-cell>
          <table:table-cell office:value-type="string" table:style-name="ce28">
            <text:p>MASTER - MONT MEC <text:s/>DE DISTR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3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309" table:style-name="ce27">
            <text:p>1309</text:p>
          </table:table-cell>
          <table:table-cell office:value-type="string" table:style-name="ce28">
            <text:p>MASTER - MONT MEC FINAL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34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401" table:style-name="ce27">
            <text:p>1401</text:p>
          </table:table-cell>
          <table:table-cell office:value-type="string" table:style-name="ce28">
            <text:p>GAHG - MONT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35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1501" table:style-name="ce27">
            <text:p>1501</text:p>
          </table:table-cell>
          <table:table-cell office:value-type="string" table:style-name="ce28">
            <text:p>SUBSOLADOR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6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601" table:style-name="ce27">
            <text:p>1601</text:p>
          </table:table-cell>
          <table:table-cell office:value-type="string" table:style-name="ce28">
            <text:p>ACPD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7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701" table:style-name="ce27">
            <text:p>1701</text:p>
          </table:table-cell>
          <table:table-cell office:value-type="string" table:style-name="ce28">
            <text:p>SP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8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1801" table:style-name="ce27">
            <text:p>1801</text:p>
          </table:table-cell>
          <table:table-cell office:value-type="string" table:style-name="ce28">
            <text:p>SM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39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001" table:style-name="ce27">
            <text:p>2001</text:p>
          </table:table-cell>
          <table:table-cell office:value-type="string" table:style-name="ce28">
            <text:p>GT 800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0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101" table:style-name="ce27">
            <text:p>2101</text:p>
          </table:table-cell>
          <table:table-cell office:value-type="string" table:style-name="ce28">
            <text:p>CACAMBA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1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201" table:style-name="ce27">
            <text:p>2201</text:p>
          </table:table-cell>
          <table:table-cell office:value-type="string" table:style-name="ce28">
            <text:p>PLAINA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2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301" table:style-name="ce27">
            <text:p>2301</text:p>
          </table:table-cell>
          <table:table-cell office:value-type="string" table:style-name="ce28">
            <text:p>ROCADEIRA - MONT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3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501" table:style-name="ce27">
            <text:p>2501</text:p>
          </table:table-cell>
          <table:table-cell office:value-type="string" table:style-name="ce28">
            <text:p>CBPH - MONT DE CHASSI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4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502" table:style-name="ce27">
            <text:p>2502</text:p>
          </table:table-cell>
          <table:table-cell office:value-type="string" table:style-name="ce28">
            <text:p>CBPH - MONT DE ACESSORIOS</text:p>
          </table:table-cell>
          <table:table-cell office:value-type="float" office:value="4" table:style-name="ce25">
            <text:p>4,0</text:p>
          </table:table-cell>
          <table:table-cell office:value-type="float" office:value="32" table:formula="of:=[GM.$C45]*[.$F$1]" table:style-name="ce26">
            <text:p>32,00</text:p>
          </table:table-cell>
          <table:table-cell table:number-columns-repeated="16380"/>
        </table:table-row>
        <table:table-row table:style-name="ro1">
          <table:table-cell office:value-type="float" office:value="2601" table:style-name="ce27">
            <text:p>2601</text:p>
          </table:table-cell>
          <table:table-cell office:value-type="string" table:style-name="ce28">
            <text:p>SOLDA AUTOMATICA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46]*[.$F$1]" table:style-name="ce26">
            <text:p>16,00</text:p>
          </table:table-cell>
          <table:table-cell table:number-columns-repeated="16380"/>
        </table:table-row>
        <table:table-row table:style-name="ro1">
          <table:table-cell office:value-type="float" office:value="2602" table:style-name="ce27">
            <text:p>2602</text:p>
          </table:table-cell>
          <table:table-cell office:value-type="string" table:style-name="ce28">
            <text:p>FURADEIRA RADIAL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7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03" table:style-name="ce27">
            <text:p>2603</text:p>
          </table:table-cell>
          <table:table-cell office:value-type="string" table:style-name="ce28">
            <text:p>MONT DE EIXO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48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04" table:style-name="ce27">
            <text:p>2604</text:p>
          </table:table-cell>
          <table:table-cell office:value-type="string" table:style-name="ce28">
            <text:p>PREPARACAO PINTURA COLORIDA</text:p>
          </table:table-cell>
          <table:table-cell office:value-type="float" office:value="4" table:style-name="ce25">
            <text:p>4,0</text:p>
          </table:table-cell>
          <table:table-cell office:value-type="float" office:value="32" table:formula="of:=[GM.$C49]*[.$F$1]" table:style-name="ce26">
            <text:p>32,00</text:p>
          </table:table-cell>
          <table:table-cell table:number-columns-repeated="16380"/>
        </table:table-row>
        <table:table-row table:style-name="ro1">
          <table:table-cell office:value-type="float" office:value="2605" table:style-name="ce27">
            <text:p>2605</text:p>
          </table:table-cell>
          <table:table-cell office:value-type="string" table:style-name="ce28">
            <text:p>PINTURA COLORIDA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50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2606" table:style-name="ce27">
            <text:p>2606</text:p>
          </table:table-cell>
          <table:table-cell office:value-type="string" table:style-name="ce28">
            <text:p>PREPARACAO PINTURA PRET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1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07" table:style-name="ce27">
            <text:p>2607</text:p>
          </table:table-cell>
          <table:table-cell office:value-type="string" table:style-name="ce28">
            <text:p>PINTURA PRETA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2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08" table:style-name="ce27">
            <text:p>2608</text:p>
          </table:table-cell>
          <table:table-cell office:value-type="string" table:style-name="ce28">
            <text:p>MONT DE CUBO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3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09" table:style-name="ce27">
            <text:p>2609</text:p>
          </table:table-cell>
          <table:table-cell office:value-type="string" table:style-name="ce28">
            <text:p>MONT DE PINO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4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10" table:style-name="ce27">
            <text:p>2610</text:p>
          </table:table-cell>
          <table:table-cell office:value-type="string" table:style-name="ce28">
            <text:p>MONT MEC DE CAIXAS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55]*[.$F$1]" table:style-name="ce26">
            <text:p>16,00</text:p>
          </table:table-cell>
          <table:table-cell table:number-columns-repeated="16380"/>
        </table:table-row>
        <table:table-row table:style-name="ro1">
          <table:table-cell office:value-type="float" office:value="2611" table:style-name="ce27">
            <text:p>2611</text:p>
          </table:table-cell>
          <table:table-cell office:value-type="string" table:style-name="ce28">
            <text:p>G. - MONT DE SUBPARTE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6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12" table:style-name="ce27">
            <text:p>2612</text:p>
          </table:table-cell>
          <table:table-cell office:value-type="string" table:style-name="ce28">
            <text:p>MONT MEC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57]*[.$F$1]" table:style-name="ce26">
            <text:p>16,00</text:p>
          </table:table-cell>
          <table:table-cell table:number-columns-repeated="16380"/>
        </table:table-row>
        <table:table-row table:style-name="ro1">
          <table:table-cell office:value-type="float" office:value="2613" table:style-name="ce27">
            <text:p>2613</text:p>
          </table:table-cell>
          <table:table-cell office:value-type="string" table:style-name="ce28">
            <text:p>SOLDA AUTOMATICA CABECALHO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8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14" table:style-name="ce27">
            <text:p>2614</text:p>
          </table:table-cell>
          <table:table-cell office:value-type="string" table:style-name="ce28">
            <text:p>PINTURA PRETA IMERSAO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59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615" table:style-name="ce27">
            <text:p>2615</text:p>
          </table:table-cell>
          <table:table-cell office:value-type="string" table:style-name="ce28">
            <text:p>ENCHIMENTO</text:p>
          </table:table-cell>
          <table:table-cell office:value-type="float" office:value="2" table:style-name="ce25">
            <text:p>2,0</text:p>
          </table:table-cell>
          <table:table-cell office:value-type="float" office:value="16" table:formula="of:=[GM.$C60]*[.$F$1]" table:style-name="ce26">
            <text:p>16,00</text:p>
          </table:table-cell>
          <table:table-cell table:number-columns-repeated="16380"/>
        </table:table-row>
        <table:table-row table:style-name="ro1">
          <table:table-cell office:value-type="float" office:value="2616" table:style-name="ce27">
            <text:p>2616</text:p>
          </table:table-cell>
          <table:table-cell office:value-type="string" table:style-name="ce28">
            <text:p>G. - MONT DE CABECALHOS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61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float" office:value="2617" table:style-name="ce27">
            <text:p>2617</text:p>
          </table:table-cell>
          <table:table-cell office:value-type="string" table:style-name="ce28">
            <text:p>MONT DE DISCOS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62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701" table:style-name="ce27">
            <text:p>2701</text:p>
          </table:table-cell>
          <table:table-cell office:value-type="string" table:style-name="ce28">
            <text:p>MONT DE DISPOSITIVOS - GAB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63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702" table:style-name="ce27">
            <text:p>2702</text:p>
          </table:table-cell>
          <table:table-cell office:value-type="string" table:style-name="ce28">
            <text:p>MONT MEC DE DISPOSITIVOS - GAB</text:p>
          </table:table-cell>
          <table:table-cell office:value-type="float" office:value="1" table:style-name="ce25">
            <text:p>1,0</text:p>
          </table:table-cell>
          <table:table-cell office:value-type="float" office:value="8" table:formula="of:=[GM.$C64]*[.$F$1]" table:style-name="ce26">
            <text:p>8,00</text:p>
          </table:table-cell>
          <table:table-cell table:number-columns-repeated="16380"/>
        </table:table-row>
        <table:table-row table:style-name="ro1">
          <table:table-cell office:value-type="float" office:value="2801" table:style-name="ce27">
            <text:p>2801</text:p>
          </table:table-cell>
          <table:table-cell office:value-type="string" table:style-name="ce28">
            <text:p>EXPEDICAO</text:p>
          </table:table-cell>
          <table:table-cell office:value-type="float" office:value="3" table:style-name="ce25">
            <text:p>3,0</text:p>
          </table:table-cell>
          <table:table-cell office:value-type="float" office:value="24" table:formula="of:=[GM.$C65]*[.$F$1]" table:style-name="ce26">
            <text:p>24,00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MI</text:p>
          </table:table-cell>
          <table:table-cell office:value-type="string" table:style-name="ce28">
            <text:p>PADRAO MI</text:p>
          </table:table-cell>
          <table:table-cell table:style-name="ce25"/>
          <table:table-cell office:value-type="float" office:value="0" table:formula="of:=[GM.$C66]*[.$F$1]" table:style-name="ce26">
            <text:p>0,00</text:p>
          </table:table-cell>
          <table:table-cell table:number-columns-repeated="16380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Cassiano da Silva Tavares</dc:creator>
    <meta:creation-date>2020-10-24T12:48:41Z</meta:creation-date>
    <dc:date>2022-09-19T13:54:32Z</dc:date>
    <meta:print-date>2020-12-02T08:38:03Z</meta:print-date>
    <meta:editing-cycles>4</meta:editing-cycles>
    <meta:editing-duration>PT30046S</meta:editing-duration>
  </office:meta>
</office:document-meta>
</file>